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6.07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292cm"/>
    </style:style>
    <style:style style:name="pr8" style:family="presentation" style:parent-style-name="Default-outline1">
      <style:graphic-properties fo:min-height="14.037cm"/>
    </style:style>
    <style:style style:name="pr9" style:family="presentation" style:parent-style-name="Default-title">
      <style:graphic-properties fo:min-height="5.631cm"/>
    </style:style>
    <style:style style:name="pr10" style:family="presentation" style:parent-style-name="Default-outline1">
      <style:graphic-properties fo:min-height="14.982cm"/>
    </style:style>
    <style:style style:name="pr11" style:family="presentation" style:parent-style-name="Default-outline1">
      <style:graphic-properties fo:min-height="12.473cm"/>
    </style:style>
    <style:style style:name="pr12" style:family="presentation" style:parent-style-name="Default-outline1">
      <style:graphic-properties fo:min-height="12.523cm"/>
    </style:style>
    <style:style style:name="pr13" style:family="presentation" style:parent-style-name="Default-title">
      <style:graphic-properties fo:min-height="4.505cm"/>
    </style:style>
    <style:style style:name="pr14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2" style:family="paragraph">
      <style:paragraph-properties style:text-autospace="none" style:line-break="normal" style:writing-mode="page"/>
      <style:text-properties fo:color="#009900" style:text-outline="false" style:text-line-through-style="none" fo:font-family="Calibri" style:font-family-generic="swiss" style:font-pitch="variabl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1pt" style:language-asian="zh" style:country-asian="CN" style:font-style-asian="normal" style:font-weight-asian="bold" style:font-family-complex="Mangal" style:font-family-generic-complex="system" style:font-pitch-complex="variabl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line-height="100%" style:punctuation-wrap="simple" style:writing-mode="lr-tb">
        <style:tab-stops/>
      </style:paragraph-properties>
    </style:style>
    <style:style style:name="P4" style:family="paragraph">
      <style:text-properties fo:font-size="22pt" fo:language="en" fo:country="GB" style:font-size-asian="22pt" style:font-size-complex="22pt" fo:hyphenate="true"/>
    </style:style>
    <style:style style:name="P5" style:family="paragraph">
      <style:text-properties fo:font-size="20pt" fo:language="en" fo:country="GB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style:text-autospace="none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0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11" style:family="paragraph">
      <style:text-properties fo:font-size="20pt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style:paragraph-properties fo:margin-top="0cm" fo:margin-bottom="0.5cm" fo:line-height="100%" style:punctuation-wrap="simple" style:writing-mode="lr-tb">
        <style:tab-stops/>
      </style:paragraph-properties>
    </style:style>
    <style:style style:name="P15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7" style:family="paragraph">
      <style:paragraph-properties style:writing-mode="lr-tb" style:font-independent-line-spacing="true"/>
    </style:style>
    <style:style style:name="P18" style:family="paragraph">
      <style:paragraph-properties fo:margin-top="0cm" fo:margin-bottom="0.353cm" fo:line-height="115%" style:text-autospace="none"/>
    </style:style>
    <style:style style:name="P19" style:family="paragraph">
      <style:paragraph-properties fo:text-align="start" style:writing-mode="lr-tb" style:font-independent-line-spacing="true"/>
      <style:text-properties fo:font-size="22pt" fo:font-weight="normal" style:font-size-asian="22pt" style:font-weight-asian="normal" style:font-size-complex="22pt" style:font-weight-complex="normal"/>
    </style:style>
    <style:style style:name="P20" style:family="paragraph">
      <style:paragraph-properties style:writing-mode="lr-tb" style:font-independent-line-spacing="true"/>
      <style:text-properties fo:font-size="20pt"/>
    </style:style>
    <style:style style:name="P21" style:family="paragraph">
      <style:paragraph-properties fo:text-align="start" style:writing-mode="lr-tb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text-outline="false" style:text-line-through-style="none" style:text-position="0% 100%" fo:font-family="Calibri" style:font-family-generic="swiss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6pt" style:language-asian="zh" style:country-asian="CN" style:font-style-asian="normal" style:font-weight-asian="bold" style:font-family-complex="Mangal" style:font-pitch-complex="variable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/>
    </style:style>
    <style:style style:name="T3" style:family="text">
      <style:text-properties fo:color="#000000" style:text-line-through-style="none" style:text-position="0% 100%" fo:font-family="Arial" style:font-family-generic="roman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/>
    </style:style>
    <style:style style:name="T4" style:family="text">
      <style:text-properties fo:font-size="22pt" fo:language="en" fo:country="GB" style:font-size-asian="22pt" style:font-size-complex="22pt"/>
    </style:style>
    <style:style style:name="T5" style:family="text">
      <style:text-properties fo:color="#000000" style:text-line-through-style="none" style:text-position="0% 100%" fo:font-family="Calibri" style:font-family-generic="swiss" style:font-pitch="variable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6pt" style:font-style-asian="normal" style:font-weight-asian="bold" style:font-family-complex="Mangal" style:font-pitch-complex="variable" style:font-size-complex="26pt" style:font-style-complex="normal" style:font-weight-complex="bold"/>
    </style:style>
    <style:style style:name="T6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8pt" style:font-style-asian="normal" style:font-weight-asian="bold" style:font-family-complex="Tahoma" style:font-pitch-complex="variable" style:font-size-complex="28pt" style:font-style-complex="normal" style:font-weight-complex="bold"/>
    </style:style>
    <style:style style:name="T7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9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12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8pt" style:font-style-asian="normal" style:font-weight-asian="bold" style:font-family-complex="Tahoma" style:font-pitch-complex="variable" style:font-size-complex="28pt" style:font-style-complex="normal" style:font-weight-complex="bold"/>
    </style:style>
    <style:style style:name="T13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nl" fo:country="NL" fo:font-style="italic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0pt" style:font-style-asian="italic" style:font-weight-asian="bold" style:font-family-complex="Tahoma" style:font-pitch-complex="variable" style:font-size-complex="20pt" style:font-style-complex="italic" style:font-weight-complex="bold"/>
    </style:style>
    <style:style style:name="T15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nl" fo:country="NL" fo:font-style="italic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0pt" style:font-style-asian="italic" style:font-weight-asian="normal" style:font-family-complex="Tahoma" style:font-pitch-complex="variable" style:font-size-complex="20pt" style:font-style-complex="italic" style:font-weight-complex="normal"/>
    </style:style>
    <style:style style:name="T16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0pt" style:font-style-asian="italic" style:font-weight-asian="normal" style:font-family-complex="Tahoma" style:font-pitch-complex="variable" style:font-size-complex="20pt" style:font-style-complex="italic" style:font-weight-complex="normal"/>
    </style:style>
    <style:style style:name="T17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0pt" style:font-style-asian="italic" style:font-weight-asian="bold" style:font-family-complex="Tahoma" style:font-pitch-complex="variable" style:font-size-complex="20pt" style:font-style-complex="italic" style:font-weight-complex="bold"/>
    </style:style>
    <style:style style:name="T18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T19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20" style:family="text">
      <style:text-properties fo:color="#008080" style:text-line-through-style="none" style:text-position="0% 100%" fo:font-family="Consolas" style:font-family-generic="swiss" style:font-pitch="fixed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/>
    </style:style>
    <style:style style:name="T21" style:family="text">
      <style:text-properties fo:color="#3f7f7f" style:text-line-through-style="none" style:text-position="0% 100%" fo:font-family="Consolas" style:font-family-generic="swiss" style:font-pitch="fixed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/>
    </style:style>
    <style:style style:name="T22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T23" style:family="text">
      <style:text-properties fo:color="#7f007f" style:text-line-through-style="none" style:text-position="0% 100%" fo:font-family="Consolas" style:font-family-generic="swiss" style:font-pitch="fixed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/>
    </style:style>
    <style:style style:name="T24" style:family="text">
      <style:text-properties fo:color="#000000" style:text-line-through-style="none" style:text-position="0% 100%" fo:font-family="Consolas" style:font-family-generic="swiss" style:font-pitch="fixed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/>
    </style:style>
    <style:style style:name="T25" style:family="text">
      <style:text-properties fo:color="#2a00ff" style:text-line-through-style="none" style:text-position="0% 100%" fo:font-family="Consolas" style:font-family-generic="swiss" style:font-pitch="fixed" fo:font-size="18pt" fo:letter-spacing="normal" fo:language="nl" fo:country="NL" fo:font-style="italic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18pt" style:font-style-asian="italic" style:font-weight-asian="normal" style:font-family-complex="Consolas" style:font-family-generic-complex="swiss" style:font-pitch-complex="fixed" style:font-size-complex="18pt" style:font-style-complex="italic" style:font-weight-complex="normal"/>
    </style:style>
    <style:style style:name="T26" style:family="text">
      <style:text-properties fo:color="#000000" style:text-line-through-style="none" style:text-position="0% 100%" fo:font-family="Arial" style:font-family-generic="roman" style:font-pitch="variable" fo:font-size="26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6pt" style:font-style-asian="normal" style:font-weight-asian="bold" style:font-family-complex="Tahoma" style:font-pitch-complex="variable" style:font-size-complex="26pt" style:font-style-complex="normal" style:font-weight-complex="bold"/>
    </style:style>
    <style:style style:name="T27" style:family="text">
      <style:text-properties fo:color="#000000" style:text-line-through-style="none" style:text-position="0% 100%" fo:font-family="Arial" style:font-family-generic="roman" style:font-pitch="variable" fo:font-size="2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T28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family-complex="Tahoma" style:font-pitch-complex="variable" style:font-size-complex="28pt" style:font-style-complex="normal" style:font-weight-complex="bold"/>
    </style:style>
    <style:style style:name="T29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30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T31" style:family="text">
      <style:text-properties fo:color="#000000" style:text-line-through-style="none" style:text-position="0% 100%" fo:font-family="Arial" style:font-family-generic="roman" style:font-pitch="variable" fo:font-size="2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/>
    </style:style>
    <style:style style:name="T32" style:family="text">
      <style:text-properties fo:color="#000000" style:text-outline="false" style:text-line-through-style="none" style:text-position="0% 100%" fo:font-family="Arial" style:font-family-generic="roman" style:font-pitch="variable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8pt" style:language-asian="zh" style:country-asian="CN" style:font-style-asian="normal" style:font-weight-asian="bold" style:font-family-complex="Tahoma" style:font-pitch-complex="variable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GB" fo:font-style="normal" style:text-underline-style="none" style:text-underline-mode="continuous" style:text-overline-mode="continuous" style:text-line-through-mode="continuous" style:letter-kerning="true" style:font-family-asian="'Andale Sans UI'" style:font-pitch-asian="variable" style:font-size-asian="28pt" style:font-style-asian="normal" style:font-family-complex="Tahoma" style:font-pitch-complex="variable" style:font-size-complex="28pt" style:font-style-complex="normal"/>
    </style:style>
    <style:style style:name="T34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GB" fo:font-style="normal" style:text-underline-style="none" style:text-underline-mode="continuous" style:text-overline-mode="continuous" style:text-line-through-mode="continuous" style:letter-kerning="true" style:font-family-asian="'Andale Sans UI'" style:font-pitch-asian="variable" style:font-size-asian="24pt" style:font-style-asian="normal" style:font-family-complex="Tahoma" style:font-pitch-complex="variable" style:font-size-complex="24pt" style:font-style-complex="normal"/>
    </style:style>
    <style:style style:name="T35" style:family="text">
      <style:text-properties fo:color="#000000" fo:language="en" fo:country="GB" style:font-family-asian="'Andale Sans UI'" style:font-pitch-asian="variable" style:font-size-asian="24pt" style:font-family-complex="Tahoma" style:font-pitch-complex="variable" style:font-size-complex="24pt"/>
    </style:style>
    <style:style style:name="T36" style:family="text">
      <style:text-properties fo:color="#000000" style:text-outline="false" style:text-line-through-style="none" style:text-position="0% 100%" fo:font-family="Consolas" style:font-family-generic="swiss" style:font-pitch="fixed" fo:font-size="22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style:font-family-asian="Consolas" style:font-family-generic-asian="swiss" style:font-pitch-asian="fixed" style:font-size-asian="22pt" style:language-asian="zxx" style:country-asian="none" style:font-style-asian="normal" style:font-family-complex="Consolas" style:font-family-generic-complex="swiss" style:font-pitch-complex="fixed" style:font-size-complex="22pt" style:language-complex="zxx" style:country-complex="none" style:font-style-complex="normal" style:text-emphasize="none" style:font-relief="none"/>
    </style:style>
    <style:style style:name="T37" style:family="text">
      <style:text-properties fo:color="#0000c0" style:text-outline="false" style:text-line-through-style="none" style:text-position="0% 100%" fo:font-family="Consolas" style:font-family-generic="swiss" style:font-pitch="fixed" fo:font-size="22pt" fo:letter-spacing="normal" fo:language="en" fo:country="GB" fo:font-style="italic" fo:text-shadow="none" style:text-underline-style="none" fo:font-weight="bold" style:text-underline-mode="continuous" style:text-overline-mode="continuous" style:text-line-through-mode="continuous" style:letter-kerning="true" style:font-family-asian="Consolas" style:font-family-generic-asian="swiss" style:font-pitch-asian="fixed" style:font-size-asian="22pt" style:language-asian="zxx" style:country-asian="none" style:font-style-asian="italic" style:font-weight-asian="bold" style:font-family-complex="Consolas" style:font-family-generic-complex="swiss" style:font-pitch-complex="fixed" style:font-size-complex="22pt" style:language-complex="zxx" style:country-complex="none" style:font-style-complex="italic" style:font-weight-complex="bold" style:text-emphasize="none" style:font-relief="none"/>
    </style:style>
    <style:style style:name="T38" style:family="text">
      <style:text-properties fo:color="#000000" fo:font-family="Consolas" style:font-family-generic="swiss" style:font-pitch="fixed" fo:font-size="22pt" fo:language="en" fo:country="GB" style:font-family-asian="Consolas" style:font-family-generic-asian="swiss" style:font-pitch-asian="fixed" style:font-size-asian="22pt" style:language-asian="zxx" style:country-asian="none" style:font-family-complex="Consolas" style:font-family-generic-complex="swiss" style:font-pitch-complex="fixed" style:font-size-complex="22pt" style:language-complex="zxx" style:country-complex="none"/>
    </style:style>
    <style:style style:name="T39" style:family="text">
      <style:text-properties fo:color="#000000" style:text-outline="false" style:text-line-through-style="none" style:text-position="0% 100%" fo:font-family="Consolas" style:font-family-generic="swiss" style:font-pitch="fixed" fo:font-size="20pt" fo:letter-spacing="normal" fo:language="en" fo:country="GB" fo:font-style="italic" fo:text-shadow="none" style:text-underline-style="none" fo:font-weight="bold" style:text-underline-mode="continuous" style:text-overline-mode="continuous" style:text-line-through-mode="continuous" style:letter-kerning="true" style:font-family-asian="Consolas" style:font-family-generic-asian="swiss" style:font-pitch-asian="fixed" style:font-size-asian="20pt" style:language-asian="zxx" style:country-asian="none" style:font-style-asian="italic" style:font-weight-asian="bold" style:font-family-complex="Consolas" style:font-family-generic-complex="swiss" style:font-pitch-complex="fixed" style:font-size-complex="20pt" style:language-complex="zxx" style:country-complex="none" style:font-style-complex="italic" style:font-weight-complex="bold" style:text-emphasize="none" style:font-relief="none"/>
    </style:style>
    <style:style style:name="T40" style:family="text">
      <style:text-properties fo:color="#0000c0" style:text-outline="false" style:text-line-through-style="none" style:text-position="0% 100%" fo:font-family="Consolas" style:font-family-generic="swiss" style:font-pitch="fixed" fo:font-size="20pt" fo:letter-spacing="normal" fo:language="en" fo:country="GB" fo:font-style="italic" fo:text-shadow="none" style:text-underline-style="none" fo:font-weight="bold" style:text-underline-mode="continuous" style:text-overline-mode="continuous" style:text-line-through-mode="continuous" style:letter-kerning="true" style:font-family-asian="Consolas" style:font-family-generic-asian="swiss" style:font-pitch-asian="fixed" style:font-size-asian="20pt" style:language-asian="zxx" style:country-asian="none" style:font-style-asian="italic" style:font-weight-asian="bold" style:font-family-complex="Consolas" style:font-family-generic-complex="swiss" style:font-pitch-complex="fixed" style:font-size-complex="20pt" style:language-complex="zxx" style:country-complex="none" style:font-style-complex="italic" style:font-weight-complex="bold" style:text-emphasize="none" style:font-relief="none"/>
    </style:style>
    <style:style style:name="T41" style:family="text">
      <style:text-properties fo:color="#000000" fo:font-family="Arial" style:font-family-generic="roman" style:font-pitch="variable" fo:font-size="32pt" fo:language="en" fo:country="GB" style:letter-kerning="true" style:font-family-asian="'Andale Sans UI'" style:font-pitch-asian="variable" style:font-size-asian="32pt" style:language-asian="zxx" style:country-asian="none" style:font-family-complex="Tahoma" style:font-pitch-complex="variable" style:font-size-complex="32pt" style:language-complex="zxx" style:country-complex="none"/>
    </style:style>
    <style:style style:name="T42" style:family="text">
      <style:text-properties fo:color="#646464" style:text-outline="false" style:text-line-through-style="none" fo:font-family="Consolas" style:font-family-generic="swiss" style:font-pitch="fixed" fo:font-size="10pt" fo:language="zxx" fo:country="none" fo:font-style="normal" fo:text-shadow="none" style:letter-kerning="true" style:font-family-asian="Consolas" style:font-family-generic-asian="swiss" style:font-pitch-asian="fixed" style:font-size-asian="10pt" style:language-asian="zxx" style:country-asian="none" style:font-style-asian="normal" style:font-family-complex="Consolas" style:font-family-generic-complex="swiss" style:font-pitch-complex="fixed" style:font-size-complex="5.69999980926514pt" style:language-complex="zxx" style:country-complex="none" style:font-style-complex="normal" style:text-emphasize="none" style:font-relief="none"/>
    </style:style>
    <style:style style:name="T43" style:family="text">
      <style:text-properties fo:color="#646464" style:text-outline="false" style:text-line-through-style="none" fo:font-family="Consolas" style:font-family-generic="swiss" style:font-pitch="fixed" fo:font-size="20pt" fo:language="zxx" fo:country="none" fo:font-style="normal" fo:text-shadow="none" style:letter-kerning="true" style:font-family-asian="Consolas" style:font-family-generic-asian="swiss" style:font-pitch-asian="fixed" style:font-size-asian="20pt" style:language-asian="zxx" style:country-asian="none" style:font-style-asian="normal" style:font-family-complex="Consolas" style:font-family-generic-complex="swiss" style:font-pitch-complex="fixed" style:font-size-complex="20pt" style:language-complex="zxx" style:country-complex="none" style:font-style-complex="normal" style:text-emphasize="none" style:font-relief="none"/>
    </style:style>
    <style:style style:name="T44" style:family="text">
      <style:text-properties fo:color="#000000" style:text-outline="false" style:text-line-through-style="none" fo:font-family="Consolas" style:font-family-generic="swiss" style:font-pitch="fixed" fo:font-size="20pt" fo:language="zxx" fo:country="none" fo:font-style="normal" fo:text-shadow="none" style:letter-kerning="true" style:font-family-asian="Consolas" style:font-family-generic-asian="swiss" style:font-pitch-asian="fixed" style:font-size-asian="20pt" style:language-asian="zxx" style:country-asian="none" style:font-style-asian="normal" style:font-family-complex="Consolas" style:font-family-generic-complex="swiss" style:font-pitch-complex="fixed" style:font-size-complex="20pt" style:language-complex="zxx" style:country-complex="none" style:font-style-complex="normal" style:text-emphasize="none" style:font-relief="none"/>
    </style:style>
    <style:style style:name="T45" style:family="text">
      <style:text-properties fo:color="#000000" style:text-outline="false" style:text-line-through-style="none" fo:font-family="Consolas" style:font-family-generic="swiss" style:font-pitch="fixed" fo:font-size="20pt" fo:language="zxx" fo:country="none" fo:font-style="normal" fo:text-shadow="none" style:text-underline-style="solid" style:text-underline-width="auto" style:text-underline-color="font-color" style:letter-kerning="true" style:font-family-asian="Consolas" style:font-family-generic-asian="swiss" style:font-pitch-asian="fixed" style:font-size-asian="20pt" style:language-asian="zxx" style:country-asian="none" style:font-style-asian="normal" style:font-family-complex="Consolas" style:font-family-generic-complex="swiss" style:font-pitch-complex="fixed" style:font-size-complex="20pt" style:language-complex="zxx" style:country-complex="none" style:font-style-complex="normal" style:text-emphasize="none" style:font-relief="none"/>
    </style:style>
    <style:style style:name="T46" style:family="text">
      <style:text-properties fo:color="#7f0055" style:text-outline="false" style:text-line-through-style="none" fo:font-family="Consolas" style:font-family-generic="swiss" style:font-pitch="fixed" fo:font-size="20pt" fo:language="zxx" fo:country="none" fo:font-style="normal" fo:text-shadow="none" style:text-underline-style="solid" style:text-underline-width="auto" style:text-underline-color="font-color" fo:font-weight="bold" style:letter-kerning="true" style:font-family-asian="Consolas" style:font-family-generic-asian="swiss" style:font-pitch-asian="fixed" style:font-size-asian="20pt" style:language-asian="zxx" style:country-asian="none" style:font-style-asian="normal" style:font-weight-asian="bold" style:font-family-complex="Consolas" style:font-family-generic-complex="swiss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47" style:family="text">
      <style:text-properties fo:color="#000000" style:text-outline="false" style:text-line-through-style="none" fo:font-family="Consolas" style:font-family-generic="swiss" style:font-pitch="fixed" fo:font-size="2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20pt" style:language-asian="zxx" style:country-asian="none" style:font-style-asian="normal" style:font-weight-asian="normal" style:font-family-complex="Consolas" style:font-family-generic-complex="swiss" style:font-pitch-complex="fixed" style:font-size-complex="20pt" style:language-complex="zxx" style:country-complex="none" style:font-style-complex="normal" style:font-weight-complex="normal" style:text-emphasize="none" style:font-relief="none"/>
    </style:style>
    <style:style style:name="T48" style:family="text">
      <style:text-properties fo:color="#646464" style:text-outline="false" style:text-line-through-style="none" fo:font-family="Consolas" style:font-family-generic="swiss" style:font-pitch="fixed" fo:font-size="2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20pt" style:language-asian="zxx" style:country-asian="none" style:font-style-asian="normal" style:font-weight-asian="normal" style:font-family-complex="Consolas" style:font-family-generic-complex="swiss" style:font-pitch-complex="fixed" style:font-size-complex="20pt" style:language-complex="zxx" style:country-complex="none" style:font-style-complex="normal" style:font-weight-complex="normal" style:text-emphasize="none" style:font-relief="none"/>
    </style:style>
    <style:style style:name="T49" style:family="text">
      <style:text-properties fo:color="#000000" style:text-outline="false" style:text-line-through-style="none" fo:font-family="Consolas" style:font-family-generic="swiss" style:font-pitch="fixed" fo:font-size="20pt" fo:language="zxx" fo:country="none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language-asian="zxx" style:country-asian="none" style:font-style-asian="normal" style:font-weight-asian="normal" style:font-family-complex="Consolas" style:font-family-generic-complex="swiss" style:font-pitch-complex="fixed" style:font-size-complex="20pt" style:language-complex="zxx" style:country-complex="none" style:font-style-complex="normal" style:font-weight-complex="normal" style:text-emphasize="none" style:font-relief="none"/>
    </style:style>
    <style:style style:name="T50" style:family="text">
      <style:text-properties fo:color="#000000" style:text-outline="false" style:text-line-through-style="none" fo:font-family="Consolas" style:font-family-generic="swiss" style:font-pitch="fixed" fo:font-size="1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5.69999980926514pt" style:language-complex="zxx" style:country-complex="none" style:font-style-complex="normal" style:font-weight-complex="normal" style:text-emphasize="none" style:font-relief="none"/>
    </style:style>
    <style:style style:name="T51" style:family="text">
      <style:text-properties fo:color="#000000" style:text-outline="false" style:text-line-through-style="none" style:text-position="0% 100%" fo:font-family="Arial" style:font-family-generic="roman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8pt" style:language-asian="zxx" style:country-asian="none" style:font-style-asian="normal" style:font-weight-asian="normal" style:font-family-complex="Tahoma" style:font-pitch-complex="variable" style:font-size-complex="28pt" style:language-complex="zxx" style:country-complex="none" style:font-style-complex="normal" style:font-weight-complex="normal" style:text-emphasize="none" style:font-relief="none"/>
    </style:style>
    <style:style style:name="T52" style:family="text">
      <style:text-properties fo:color="#000000" style:text-outline="false" style:text-line-through-style="none" style:text-position="0% 100%" fo:font-family="Arial" style:font-family-generic="roman" style:font-pitch="variable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8pt" style:language-asian="zxx" style:country-asian="none" style:font-style-asian="normal" style:font-weight-asian="bold" style:font-family-complex="Tahoma" style:font-pitch-complex="variable" style:font-size-complex="28pt" style:language-complex="zxx" style:country-complex="none" style:font-style-complex="normal" style:font-weight-complex="bold" style:text-emphasize="none" style:font-relief="none"/>
    </style:style>
    <style:style style:name="T53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54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8pt" style:font-style-asian="normal" style:font-weight-asian="bold" style:font-family-complex="Tahoma" style:font-pitch-complex="variable" style:font-size-complex="28pt" style:font-style-complex="normal" style:font-weight-complex="bold"/>
    </style:style>
    <style:style style:name="T55" style:family="text">
      <style:text-properties fo:color="#646464" style:text-line-through-style="none" style:text-position="0% 100%" fo:font-family="Consolas" style:font-family-generic="swiss" style:font-pitch="fixed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28pt" style:font-style-asian="normal" style:font-weight-asian="normal" style:font-family-complex="Consolas" style:font-family-generic-complex="swiss" style:font-pitch-complex="fixed" style:font-size-complex="28pt" style:font-style-complex="normal" style:font-weight-complex="normal"/>
    </style:style>
    <style:style style:name="T56" style:family="text">
      <style:text-properties fo:color="#000000" style:text-line-through-style="none" style:text-position="0% 100%" fo:font-family="Consolas" style:font-family-generic="swiss" style:font-pitch="fixed" fo:font-size="28pt" fo:letter-spacing="normal" fo:language="nl" fo:country="N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28pt" style:font-style-asian="normal" style:font-weight-asian="normal" style:font-family-complex="Consolas" style:font-family-generic-complex="swiss" style:font-pitch-complex="fixed" style:font-size-complex="28pt" style:font-style-complex="normal" style:font-weight-complex="normal"/>
    </style:style>
    <style:style style:name="T57" style:family="text">
      <style:text-properties fo:color="#000000" style:text-line-through-style="none" style:text-position="0% 100%" fo:font-family="Consolas" style:font-family-generic="swiss" style:font-pitch="fixed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family-asian="Consolas" style:font-family-generic-asian="swiss" style:font-pitch-asian="fixed" style:font-size-asian="28pt" style:font-style-asian="normal" style:font-weight-asian="normal" style:font-family-complex="Consolas" style:font-family-generic-complex="swiss" style:font-pitch-complex="fixed" style:font-size-complex="28pt" style:font-style-complex="normal" style:font-weight-complex="normal"/>
    </style:style>
    <style:style style:name="T58" style:family="text">
      <style:text-properties fo:color="#7f0055" style:text-line-through-style="none" style:text-position="0% 100%" fo:font-family="Consolas" style:font-family-generic="swiss" style:font-pitch="fixed" fo:font-size="28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family-asian="Consolas" style:font-family-generic-asian="swiss" style:font-pitch-asian="fixed" style:font-size-asian="28pt" style:font-style-asian="normal" style:font-weight-asian="bold" style:font-family-complex="Consolas" style:font-family-generic-complex="swiss" style:font-pitch-complex="fixed" style:font-size-complex="28pt" style:font-style-complex="normal" style:font-weight-complex="bold"/>
    </style:style>
    <style:style style:name="T59" style:family="text">
      <style:text-properties fo:font-size="32pt" fo:font-weight="bold" style:font-size-asian="32pt" style:font-weight-asian="bold" style:font-size-complex="32pt" style:font-weight-complex="bold"/>
    </style:style>
    <style:style style:name="T60" style:family="text">
      <style:text-properties fo:font-size="32pt" style:font-size-asian="32pt" style:font-size-complex="32pt"/>
    </style:style>
    <style:style style:name="T61" style:family="text">
      <style:text-properties fo:font-size="36pt" style:font-size-asian="36pt" style:font-size-complex="36pt"/>
    </style:style>
    <style:style style:name="T62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hat is the difference between checked and unchecked exceptions? </text:span></text:p>
          </draw:text-box>
        </draw:frame>
        <draw:frame presentation:style-name="pr2" draw:text-style-name="P4" draw:layer="layout" svg:width="25.199cm" svg:height="16.071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Checked Exceptions </text:span><text:span text:style-name="T3">in Java are checked during </text:span><text:span text:style-name="T2">Compile time </text:span><text:span text:style-name="T3">and programmers can handle those exceptions inside the code with try catch blocks <text:s/></text:span></text:p>
              </text:list-item>
              <text:list-item>
                <text:p text:style-name="P3"><text:span text:style-name="T3">Throws keyword also denotes that the method can throw an exception </text:span></text:p>
              </text:list-item>
              <text:list-item>
                <text:p text:style-name="P3"><text:span text:style-name="T3">Sample checked exceptions are </text:span><text:span text:style-name="T2">SQLException</text:span><text:span text:style-name="T3">, </text:span><text:span text:style-name="T2">IOException</text:span><text:span text:style-name="T3">, </text:span><text:span text:style-name="T2">ClassNotFoundException</text:span><text:span text:style-name="T3"> and other exceptions </text:span></text:p>
              </text:list-item>
              <text:list-item>
                <text:p text:style-name="P3"><text:span text:style-name="T2">Unchecked Exceptions</text:span><text:span text:style-name="T3"> are not checked during </text:span><text:span text:style-name="T2">Compile time </text:span><text:span text:style-name="T3">and happen during </text:span><text:span text:style-name="T2">Runtime</text:span><text:span text:style-name="T3">. Those exceptions can't be handled by Developers </text:span><text:span text:style-name="T2"><text:line-break/></text:span><text:span text:style-name="T2"><text:line-break/></text:span><text:span text:style-name="T3">Sample Unchecked exceptions are </text:span><text:span text:style-name="T2">AritmeticException</text:span><text:span text:style-name="T3">, </text:span><text:span text:style-name="T2">NullPointerException</text:span><text:span text:style-name="T3">, </text:span><text:span text:style-name="T2">ArrayIndexOutOfBoundsException</text:span><text:span text:style-name="T3">, </text:span><text:span text:style-name="T2">FileSystemNotFoundException</text:span><text:span text:style-name="T3">, </text:span><text:span text:style-name="T2">ClassCastException</text:span><text:span text:style-name="T3">, </text:span><text:span text:style-name="T2">DataAccessException </text:span><text:span text:style-name="T3">and other exceptions 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5">Why do we (in Spring) prefer unchecked exceptions? 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6">Checked exceptions </text:span><text:span text:style-name="T7">have disadvantages like handling exceptions or throwing in all upper level methods</text:span></text:p>
              </text:list-item>
              <text:list-item>
                <text:p text:style-name="P3"><text:span text:style-name="T7">Methods don’t know the exception hierarchy and </text:span><text:span text:style-name="T6">Spring Framework </text:span><text:span text:style-name="T7">handle it on upper level. For example, all database exceptions are converted to </text:span><text:span text:style-name="T6">DataAccessExceptions</text:span><text:span text:style-name="T7"> (</text:span><text:span text:style-name="T6">RuntimeException</text:span><text:span text:style-name="T7">)</text:span></text:p>
              </text:list-item>
              <text:list-item>
                <text:p text:style-name="P3"><text:span text:style-name="T7">Simplify exception handling by providing centralized exception handl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5">What is the data access exception hierarchy? </text:span></text:p>
          </draw:text-box>
        </draw:frame>
        <draw:frame presentation:style-name="pr5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DataAccessException</text:span><text:span text:style-name="T9"> is an runtime Exception</text:span></text:p>
              </text:list-item>
              <text:list-item>
                <text:p text:style-name="P3"><text:span text:style-name="T9">Developer don’t require to catch it inside the program</text:span></text:p>
              </text:list-item>
              <text:list-item>
                <text:p text:style-name="P3"><text:span text:style-name="T9">Spring transforms all </text:span><text:span text:style-name="T8">SQLExceptions</text:span><text:span text:style-name="T9"> to </text:span><text:span text:style-name="T8">DataAccessException</text:span><text:span text:style-name="T9"> to ease the management of Exceptions</text:span></text:p>
              </text:list-item>
              <text:list-item>
                <text:p text:style-name="P3"><text:span text:style-name="T8">DataAccessException</text:span><text:span text:style-name="T9"> is at the root of all </text:span><text:span text:style-name="T8">SQLExceptions</text:span></text:p>
              </text:list-item>
              <text:list-item>
                <text:p text:style-name="P3"><text:span text:style-name="T8">DataAccessException</text:span><text:span text:style-name="T9"> example </text:span><text:span text:style-name="T8">DuplicateKeyException</text:span><text:span text:style-name="T9">, </text:span><text:span text:style-name="T9"><text:line-break/></text:span><text:span text:style-name="T8">CannotGetJdbcConnectionException</text:span><text:span text:style-name="T9">,</text:span><text:span text:style-name="T10"> </text:span><text:span text:style-name="T11">SQLSyntaxErrorException</text:span><text:span text:style-name="T10">, </text:span><text:span text:style-name="T11">SQLFeatureNotSupportedException</text:span><text:span text:style-name="T10">, </text:span><text:span text:style-name="T11">SQLTransactionRollbackException</text:span><text:span text:style-name="T10"> etc</text:span><text:span text:style-name="T11"> </text:span><text:span text:style-name="T12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5">How do you configure a DataSource in Spring? Which bean is very useful for development? </text:span></text:p>
          </draw:text-box>
        </draw:frame>
        <draw:frame presentation:style-name="pr7" draw:text-style-name="P8" draw:layer="layout" svg:width="25.199cm" svg:height="13.292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3">With </text:span><text:span text:style-name="T14">org.springframework.jdbc.datasource.DriverManagerDataSource</text:span></text:p>
                <text:p text:style-name="P3"><text:span text:style-name="T15">(multi-threaded connections)</text:span><text:span text:style-name="T15"><text:line-break/></text:span><text:span text:style-name="T15"/></text:p>
                <text:p text:style-name="P3"><text:span text:style-name="T13">Simple implementation of the standard JDBC DataSource interface </text:span><text:span text:style-name="T16">or </text:span><text:span text:style-name="T17">org.apache.commons.dbcp.BasicDataSource</text:span></text:p>
                <text:p text:style-name="P3"><text:span text:style-name="T18">BasicDataSource </text:span><text:span text:style-name="T19">is useful for development</text:span></text:p>
              </text:list-header>
            </text:list>
            <text:p text:style-name="P7"><text:span text:style-name="T20">&lt;</text:span><text:span text:style-name="T21">bean</text:span><text:span text:style-name="T22"> </text:span><text:span text:style-name="T23">id</text:span><text:span text:style-name="T24">=</text:span><text:span text:style-name="T25">"dataSource"</text:span><text:span text:style-name="T22"> </text:span><text:span text:style-name="T23">class</text:span><text:span text:style-name="T24">=</text:span><text:span text:style-name="T25">"org.apache.commons.dbcp.BasicDataSource"</text:span><text:span text:style-name="T22"> </text:span><text:span text:style-name="T23">destroy-method</text:span><text:span text:style-name="T24">=</text:span><text:span text:style-name="T25">"close"</text:span><text:span text:style-name="T20">&gt;</text:span><text:span text:style-name="T20"><text:line-break/></text:span><text:span text:style-name="T20"><text:tab/></text:span><text:span text:style-name="T20">&lt;</text:span><text:span text:style-name="T21">property</text:span><text:span text:style-name="T22"> </text:span><text:span text:style-name="T23">name</text:span><text:span text:style-name="T24">=</text:span><text:span text:style-name="T25">"driverClassName"</text:span><text:span text:style-name="T22"> </text:span><text:span text:style-name="T23">value</text:span><text:span text:style-name="T24">=</text:span><text:span text:style-name="T25">"${jdbc.driverClassName}"</text:span><text:span text:style-name="T20">/&gt;</text:span><text:span text:style-name="T24"><text:line-break/></text:span><text:span text:style-name="T24"><text:tab/></text:span><text:span text:style-name="T20">&lt;</text:span><text:span text:style-name="T21">property</text:span><text:span text:style-name="T22"> </text:span><text:span text:style-name="T23">name</text:span><text:span text:style-name="T24">=</text:span><text:span text:style-name="T25">"url"</text:span><text:span text:style-name="T22"> </text:span><text:span text:style-name="T23">value</text:span><text:span text:style-name="T24">=</text:span><text:span text:style-name="T25">"${jdbc.url}"</text:span><text:span text:style-name="T20">/&gt;</text:span><text:span text:style-name="T24"><text:line-break/></text:span><text:span text:style-name="T24"><text:tab/></text:span><text:span text:style-name="T20">&lt;</text:span><text:span text:style-name="T21">property</text:span><text:span text:style-name="T22"> </text:span><text:span text:style-name="T23">name</text:span><text:span text:style-name="T24">=</text:span><text:span text:style-name="T25">"username"</text:span><text:span text:style-name="T22"> </text:span><text:span text:style-name="T23">value</text:span><text:span text:style-name="T24">=</text:span><text:span text:style-name="T25">"${jdbc.username}"</text:span><text:span text:style-name="T20">/&gt;</text:span><text:span text:style-name="T24"><text:line-break/></text:span><text:span text:style-name="T24"><text:tab/></text:span><text:span text:style-name="T20">&lt;</text:span><text:span text:style-name="T21">property</text:span><text:span text:style-name="T22"> </text:span><text:span text:style-name="T23">name</text:span><text:span text:style-name="T24">=</text:span><text:span text:style-name="T25">"password"</text:span><text:span text:style-name="T22"> </text:span><text:span text:style-name="T23">value</text:span><text:span text:style-name="T24">=</text:span><text:span text:style-name="T25">"${jdbc.password}"</text:span><text:span text:style-name="T20">/&gt;</text:span><text:span text:style-name="T24"><text:line-break/></text:span><text:span text:style-name="T20">&lt;/</text:span><text:span text:style-name="T21">bean</text:span><text:span text:style-name="T20">&gt;</text:span></text:p>
            <text:list text:continue-numbering="true" text:style-name="L2">
              <text:list-header>
                <text:p text:style-name="P3"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5">What is the Template design pattern and what is the JDBC template?</text:span></text:p>
          </draw:text-box>
        </draw:frame>
        <draw:frame presentation:style-name="pr5" draw:text-style-name="P9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26">Template Design pattern</text:span><text:span text:style-name="T27"> allows subclasses to extend the functionality without changing the actual workflow and functionality</text:span></text:p>
              </text:list-item>
              <text:list-item>
                <text:p text:style-name="P3"><text:span text:style-name="T26">JDBCTemplate</text:span><text:span text:style-name="T27"> simplify the data access through its methods(Connection management, processing resultsets and executing SQL statements)</text:span></text:p>
              </text:list-item>
              <text:list-item>
                <text:p text:style-name="P3"><text:span text:style-name="T26">JDBCTemplate</text:span><text:span text:style-name="T27"> eliminates boilerplate code</text:span></text:p>
              </text:list-item>
              <text:list-item>
                <text:p text:style-name="P3"><text:span text:style-name="T26">JDBCTemplate</text:span><text:span text:style-name="T27"> is an utility class handles </text:span><text:span text:style-name="T26">SQLExceptions</text:span><text:span text:style-name="T27"> with less cod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 text:style-name="P1"><text:span text:style-name="T5">What is a callback? What are the three JdbcTemplate callback interfaces described in the notes? What are they used for? 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6">RowMapper</text:span></text:p>
                <text:p text:style-name="P3"><text:span text:style-name="T9">Used for mapping single row to an object</text:span><text:span text:style-name="T9"><text:line-break/></text:span><text:span text:style-name="T9">returns an object</text:span></text:p>
              </text:list-item>
              <text:list-item>
                <text:p text:style-name="P3"><text:span text:style-name="T6">RowCallbackHandler</text:span></text:p>
                <text:p text:style-name="P3"><text:span text:style-name="T9">Used for mapping entire resultset to an objects</text:span><text:span text:style-name="T9"><text:line-break/></text:span><text:span text:style-name="T9">returns an object</text:span></text:p>
              </text:list-item>
              <text:list-item>
                <text:p text:style-name="P3"><text:span text:style-name="T6">ResultSetExtractor</text:span></text:p>
                <text:p text:style-name="P3"><text:span text:style-name="T9">Used for the extraction of entire resultset with void return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 text:style-name="P1"><text:span text:style-name="T5">Does the JDBC template acquire (and release) a connection for every method called or once per template? </text:span></text:p>
          </draw:text-box>
        </draw:frame>
        <draw:frame presentation:style-name="pr5" draw:text-style-name="P10" draw:layer="layout" svg:width="25.199cm" svg:height="12.18cm" svg:x="1.4cm" svg:y="5.6cm" presentation:class="outline" presentation:user-transformed="true">
          <draw:text-box>
            <text:list text:style-name="L2">
              <text:list-item>
                <text:p text:style-name="P3"><text:span text:style-name="T7">It depends based on the datasource created in configuration if it is defined as connection pooling than same connection can be used in different calls</text:span></text:p>
              </text:list-item>
              <text:list-item>
                <text:p text:style-name="P3"><text:span text:style-name="T7">Normally it creates a connection object for each method cal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 text:style-name="P1"><text:span text:style-name="T28">Is the JDBC template able to participate in an existing transaction? </text:span></text:p>
          </draw:text-box>
        </draw:frame>
        <draw:frame presentation:style-name="pr5" draw:layer="layout" svg:width="25.199cm" svg:height="12.18cm" svg:x="1.4cm" svg:y="6.2cm" presentation:class="outline" presentation:user-transformed="true">
          <draw:text-box>
            <text:list text:style-name="L2">
              <text:list-header>
                <text:p text:style-name="P3"><text:span text:style-name="T6">JDBCTemplate</text:span><text:span text:style-name="T7"> is able to participate in an existing</text:span></text:p>
                <text:p text:style-name="P3"><text:span text:style-name="T7">transaction by configuration </text:span><text:span text:style-name="T6">TransactionManager</text:span></text:p>
                <text:p text:style-name="P3"><text:span text:style-name="T7">with Annotations (</text:span><text:span text:style-name="T6">@Transactional</text:span><text:span text:style-name="T7">) and XML</text:span></text:p>
                <text:p text:style-name="P3"><text:span text:style-name="T7">Configuration</text:span><text:span text:style-name="T6"> </text:span><text:span text:style-name="T6"><text:line-break/></text:span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 text:style-name="P1"><text:span text:style-name="T28">What is a transaction? What is the difference between a local and a global transaction?</text:span></text:p>
          </draw:text-box>
        </draw:frame>
        <draw:frame presentation:style-name="pr8" draw:text-style-name="P3" draw:layer="layout" svg:width="25.199cm" svg:height="14.037cm" svg:x="1.4cm" svg:y="4.343cm" presentation:class="outline" presentation:user-transformed="true">
          <draw:text-box>
            <text:list text:style-name="L2">
              <text:list-item>
                <text:p text:style-name="P3"><text:span text:style-name="T29">Transaction is a single unit of work applied to different sources</text:span></text:p>
              </text:list-item>
              <text:list-item>
                <text:p><text:span text:style-name="T29">Transactions should <text:s/>completed entirely or not at all</text:span></text:p>
              </text:list-item>
              <text:list-item>
                <text:p><text:span text:style-name="T29">Transaction should be </text:span><text:span text:style-name="T30">Atomic</text:span><text:span text:style-name="T29">,</text:span><text:span text:style-name="T30">Consistent</text:span><text:span text:style-name="T29">,</text:span><text:span text:style-name="T30">Isolated</text:span><text:span text:style-name="T29"> and </text:span><text:span text:style-name="T30">Durable</text:span></text:p>
              </text:list-item>
              <text:list-item>
                <text:p><text:span text:style-name="T30">Atomic</text:span><text:span text:style-name="T29">: Each unit of work treated as a complete operation or not at all</text:span></text:p>
                <text:p><text:span text:style-name="T30">Consistent</text:span><text:span text:style-name="T29">: Database integrity constraints must not be violated</text:span></text:p>
                <text:p><text:span text:style-name="T30">Isolated</text:span><text:span text:style-name="T29">: Different transactions accessing the same source shouldn't cause any corruption</text:span></text:p>
                <text:p><text:span text:style-name="T30">Durable</text:span><text:span text:style-name="T29">: Modification of the sources have to be permanent </text:span></text:p>
                <text:p><text:span text:style-name="T29">Locale Transactions are resource specific such as local JDBC sources</text:span></text:p>
                <text:p><text:span text:style-name="T29">Global Transactions enables to work with different sources such as databases and message queues </text:span><text:span text:style-name="T31"><text:s/>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5.631cm" svg:x="1.401cm" svg:y="0.569cm" presentation:class="title" presentation:user-transformed="true">
          <draw:text-box>
            <text:p text:style-name="P1"><text:span text:style-name="T28">Is a transaction a cross cutting concern? How is it implemented in Spring? </text:span><text:span text:style-name="T28"><text:line-break/></text:span><text:span text:style-name="T28">How are you going to set up a transaction in Spring?</text:span><text:span text:style-name="T28"><text:line-break/></text:span><text:span text:style-name="T28">What does @Transactional do? What is the PlatformTransactionManager? </text:span></text:p>
          </draw:text-box>
        </draw:frame>
        <draw:frame presentation:style-name="pr5" draw:text-style-name="P12" draw:layer="layout" svg:width="25.199cm" svg:height="12.18cm" svg:x="1cm" svg:y="7cm" presentation:class="outline" presentation:user-transformed="true">
          <draw:text-box>
            <text:list text:style-name="L2">
              <text:list-item>
                <text:p text:style-name="P3"><text:span text:style-name="T6">Transaction management</text:span><text:span text:style-name="T7"> is a cross cutting concern in Java programming</text:span></text:p>
              </text:list-item>
              <text:list-item>
                <text:p text:style-name="P3"><text:span text:style-name="T7">It is implemented using </text:span><text:span text:style-name="T6">@Transactional</text:span><text:span text:style-name="T7"> annotation on Class level or method level</text:span></text:p>
              </text:list-item>
              <text:list-item>
                <text:p text:style-name="P3"><text:span text:style-name="T7">It can be also implemented inside XML configuration using AOP expressions</text:span></text:p>
              </text:list-item>
              <text:list-item>
                <text:p text:style-name="P3"><text:span text:style-name="T7">Spring use </text:span><text:span text:style-name="T6">PlatformTransactionManager</text:span><text:span text:style-name="T7"> interface for setting up transaction sup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01cm" svg:y="1.631cm" presentation:class="title" presentation:user-transformed="true">
          <draw:text-box>
            <text:p text:style-name="P13"><text:span text:style-name="T32">What is the TransactionTemplate? Why would you use it? </text:span></text:p>
          </draw:text-box>
        </draw:frame>
        <draw:frame presentation:style-name="pr5" draw:text-style-name="P12" draw:layer="layout" svg:width="25.199cm" svg:height="12.18cm" svg:x="1cm" svg:y="7cm" presentation:class="outline" presentation:user-transformed="true">
          <draw:text-box>
            <text:list text:style-name="L2">
              <text:list-item>
                <text:p text:style-name="P3"><text:span text:style-name="T33">TransactionTemplate is used to manage transactions programmatically</text:span></text:p>
              </text:list-item>
              <text:list-item>
                <text:p text:style-name="P3"><text:span text:style-name="T33">TransactionTemplate follows the same approach like in JDBCTemplate</text:span></text:p>
              </text:list-item>
              <text:list-item>
                <text:p text:style-name="P3"><text:span text:style-name="T33">Transaction Template simplify the programmatic transactions</text:span></text:p>
              </text:list-item>
              <text:list-item>
                <text:p text:style-name="P3"><text:span text:style-name="T33">Supports setting propagation behaviour and isolation levels</text:span></text:p>
                <text:p text:style-name="P3"><text:span text:style-name="T3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01cm" svg:y="1.631cm" presentation:class="title" presentation:user-transformed="true">
          <draw:text-box>
            <text:p text:style-name="P13"><text:span text:style-name="T32">What is a transaction isolation level? How many do we have and how are they ordered? <text:s/></text:span></text:p>
          </draw:text-box>
        </draw:frame>
        <draw:frame presentation:style-name="pr10" draw:text-style-name="P12" draw:layer="layout" svg:width="25.199cm" svg:height="14.982cm" svg:x="1cm" svg:y="6cm" presentation:class="outline" presentation:user-transformed="true">
          <draw:text-box>
            <text:list text:style-name="L2">
              <text:list-item>
                <text:p text:style-name="P3"><text:span text:style-name="T34">READ_UNCOMMITTED</text:span><text:span text:style-name="T34"><text:line-break/></text:span><text:span text:style-name="T34">Transaction may read uncommitted data</text:span></text:p>
              </text:list-item>
              <text:list-item>
                <text:p text:style-name="P3"><text:span text:style-name="T34">READ_COMMITTED</text:span></text:p>
                <text:p text:style-name="P3"><text:span text:style-name="T34">Transaction will reads only committed data</text:span></text:p>
              </text:list-item>
              <text:list-item>
                <text:p text:style-name="P3"><text:span text:style-name="T34">REPEATABLE_READ</text:span><text:span text:style-name="T34"><text:line-break/></text:span><text:span text:style-name="T34">Multiple reads from the same transaction will always return same data </text:span></text:p>
              </text:list-item>
              <text:list-item>
                <text:p text:style-name="P3"><text:span text:style-name="T34">SERAILIZABLE</text:span></text:p>
                <text:p text:style-name="P3"><text:span text:style-name="T34">Most restrictive isolation level and transaction will be executed with locking and will cause performance problems</text:span></text:p>
              </text:list-item>
              <text:list-item>
                <text:p text:style-name="P3"><text:span text:style-name="T34">DEFAULT</text:span></text:p>
                <text:p text:style-name="P3"><text:span text:style-name="T3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4.505cm" svg:x="1.401cm" svg:y="1.132cm" presentation:class="title" presentation:user-transformed="true">
          <draw:text-box>
            <text:p text:style-name="P13"><text:span text:style-name="T32">What does transaction propagation mean?</text:span><text:span text:style-name="T32"><text:line-break/></text:span><text:span text:style-name="T32">What happens if one @Transactional annotated method is calling another @Transactional annotated method on the same object instance? <text:s/></text:span><text:span text:style-name="T32"><text:s text:c="2"/></text:span></text:p>
          </draw:text-box>
        </draw:frame>
        <draw:frame presentation:style-name="pr11" draw:text-style-name="P12" draw:layer="layout" svg:width="25.199cm" svg:height="12.473cm" svg:x="1cm" svg:y="6cm" presentation:class="outline" presentation:user-transformed="true">
          <draw:text-box>
            <text:list text:style-name="L2">
              <text:list-item>
                <text:p text:style-name="P3"><text:span text:style-name="T33">Transaction propagation means interacting with another methods during the execution of a method annotated as @Transactional</text:span></text:p>
              </text:list-item>
              <text:list-item>
                <text:p><text:span text:style-name="T35">Propagation object is used to denote the level of Propagation</text:span></text:p>
                <text:p text:style-name="P3"><text:span text:style-name="T34">examples: </text:span><text:span text:style-name="T36">propagation=Propagation.</text:span><text:span text:style-name="T37">REQUIRED </text:span></text:p>
                <text:p text:style-name="P3"><text:span text:style-name="T37">Required is default propagation which will create a new transaction if none exits otherwise execute within a current transaction</text:span></text:p>
                <text:p><text:span text:style-name="T38">propagation=Propagation</text:span><text:span text:style-name="T39">.</text:span><text:span text:style-name="T40">REQUIRES_NEW</text:span><text:span text:style-name="T40"><text:line-break/></text:span><text:span text:style-name="T40">Creates a new transaction by suspending the current one or creates a new transaction if none exis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01cm" svg:y="1.631cm" presentation:class="title" presentation:user-transformed="true">
          <draw:text-box>
            <text:p text:style-name="P13"><text:span text:style-name="T32">What is the default rollback policy? How can you override it? <text:s text:c="3"/></text:span></text:p>
          </draw:text-box>
        </draw:frame>
        <draw:frame presentation:style-name="pr12" draw:text-style-name="P15" draw:layer="layout" svg:width="25.199cm" svg:height="12.523cm" svg:x="1cm" svg:y="6cm" presentation:class="outline" presentation:user-transformed="true">
          <draw:text-box>
            <text:list text:style-name="L2">
              <text:list-header>
                <text:p text:style-name="P14"><text:span text:style-name="T41">By default a transaction will be rollback if a Runtime Exception occurs inside the applicatiion</text:span></text:p>
                <text:p text:style-name="P14"><text:span text:style-name="T41">Default settings can be overrinden with the following attributes in @Transactional annotation</text:span></text:p>
                <text:p text:style-name="P14"><text:span text:style-name="T41">rollbackFor and noRollbackFor</text:span></text:p>
              </text:list-header>
            </text:list>
            <text:p text:style-name="P7"><text:span text:style-name="T42"><text:s text:c="6"/></text:span><text:span text:style-name="T43">@Transactional</text:span><text:span text:style-name="T44">(rollbackFor=</text:span><text:span text:style-name="T45">YourException.</text:span><text:span text:style-name="T46">class</text:span><text:span text:style-name="T47">)</text:span></text:p>
            <text:p text:style-name="P7"><text:span text:style-name="T48"><text:s text:c="3"/></text:span><text:span text:style-name="T48">@Transactional</text:span><text:span text:style-name="T47">(noRollbackFOr=</text:span><text:span text:style-name="T49">YourException.</text:span><text:span text:style-name="T46">class</text:span><text:span text:style-name="T50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3" draw:layer="layout" svg:width="25.199cm" svg:height="4.505cm" svg:x="1.401cm" svg:y="1.132cm" presentation:class="title" presentation:user-transformed="true">
          <draw:text-box>
            <text:p text:style-name="P1"><text:span text:style-name="T32">What is the default rollback policy in a JUnit test, when you use the SpringJUnit4ClassRunner and annotate your @Test annotated method with @Transactional? </text:span></text:p>
          </draw:text-box>
        </draw:frame>
        <draw:frame presentation:style-name="pr12" draw:text-style-name="P15" draw:layer="layout" svg:width="25.199cm" svg:height="12.523cm" svg:x="1cm" svg:y="6cm" presentation:class="outline" presentation:user-transformed="true">
          <draw:text-box>
            <text:list text:style-name="L2">
              <text:list-item>
                <text:p text:style-name="P3"><text:span text:style-name="T51">Default Rollback policy is true for </text:span><text:span text:style-name="T52">@Transactional</text:span><text:span text:style-name="T51"> </text:span><text:span text:style-name="T52">@Test</text:span><text:span text:style-name="T51"> method</text:span></text:p>
              </text:list-item>
              <text:list-item>
                <text:p text:style-name="P3"><text:span text:style-name="T53">it can be overridden by defining </text:span><text:span text:style-name="T54">@Rollback</text:span><text:span text:style-name="T53">(value=false) annotation</text:span></text:p>
              </text:list-item>
            </text:list>
            <text:p text:style-name="P7"><text:span text:style-name="T55"><text:s text:c="2"/></text:span><text:span text:style-name="T55">@</text:span><text:span text:style-name="T56">Test</text:span></text:p>
            <text:p text:style-name="P7"><text:span text:style-name="T57"><text:s text:c="2"/></text:span><text:span text:style-name="T55">@</text:span><text:span text:style-name="T56">Transactional</text:span></text:p>
            <text:p text:style-name="P7"><text:span text:style-name="T57"><text:s text:c="2"/></text:span><text:span text:style-name="T55">@</text:span><text:span text:style-name="T56">Rollback</text:span><text:span text:style-name="T57">(value=</text:span><text:span text:style-name="T58">false</text:span><text:span text:style-name="T57">)</text:span></text:p>
            <text:p text:style-name="P7"><text:span text:style-name="T57"><text:s text:c="2"/></text:span><text:span text:style-name="T58">public</text:span><text:span text:style-name="T57"> </text:span><text:span text:style-name="T58">void</text:span><text:span text:style-name="T57"> testDBLogServiceLogMethod() {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Master1-Layout7-blank-Blank" presentation:presentation-page-layout-name="AL2T13">
        <office:forms form:automatic-focus="false" form:apply-design-mode="false"/>
        <draw:frame draw:name="Title 1" presentation:style-name="pr14" draw:text-style-name="P17" draw:layer="layout" svg:width="25.197cm" svg:height="4.868cm" svg:x="1.4cm" svg:y="1.186cm" presentation:class="title">
          <draw:text-box>
            <text:p text:style-name="P16"><text:span text:style-name="T28">Why is the term "unit of work" so important and why does JDBC AutoCommit violate this pattern? What does JPA mean - what is ORM? What is the idea behind an ORM? </text:span></text:p>
          </draw:text-box>
        </draw:frame>
        <draw:frame draw:name="Text Placeholder 2" presentation:style-name="pr15" draw:text-style-name="P19" draw:layer="layout" svg:width="25.197cm" svg:height="12.524cm" svg:x="0.999cm" svg:y="6cm" presentation:class="outline">
          <draw:text-box>
            <text:list text:style-name="L4">
              <text:list-item>
                <text:p text:style-name="P18"><text:span text:style-name="T3">Unit of work provides the consistency inside Java Applications that’s why it is important </text:span></text:p>
              </text:list-item>
              <text:list-item>
                <text:p text:style-name="P18"><text:span text:style-name="T2">AutoCommit</text:span><text:span text:style-name="T3"> in JDBC violates this pattern because if a method call throws an exception inside program flow, data consistency will be wrong so transactions have to be Atomic in order to read consistent data</text:span></text:p>
              </text:list-item>
              <text:list-item>
                <text:p text:style-name="P18"><text:span text:style-name="T3">JPA means </text:span><text:span text:style-name="T2">Java Persistence API</text:span><text:span text:style-name="T3"> which provides API interfaces for <text:s/>mapping Java POJO objects to equivalent Database tables, JPA provides relationships of objects using Annotations or XML configuration </text:span></text:p>
              </text:list-item>
              <text:list-item>
                <text:p text:style-name="P18"><text:span text:style-name="T2">ORM</text:span><text:span text:style-name="T3"> is Object-Relational Mapping and implementation of </text:span><text:span text:style-name="T2">JPA</text:span><text:span text:style-name="T3"> and provides vendor specific functionaliti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9cm" svg:height="11.135cm" svg:x="3.074cm" svg:y="2.258cm" draw:page-number="16" presentation:class="page"/>
          <draw:frame draw:name="Notes Placeholder 2" presentation:style-name="pr16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1-Layout7-blank-Blank" presentation:presentation-page-layout-name="AL2T13">
        <office:forms form:automatic-focus="false" form:apply-design-mode="false"/>
        <draw:frame draw:name="Title 1" presentation:style-name="pr14" draw:text-style-name="P17" draw:layer="layout" svg:width="25.197cm" svg:height="4.868cm" svg:x="1.4cm" svg:y="1.186cm" presentation:class="title" presentation:user-transformed="true">
          <draw:text-box>
            <text:p text:style-name="P13"><text:span text:style-name="T32">What is a PersistenceContext and what is an EntityManager. What is the relationship between both? Why do you need the @Entity annotation. Where can it be placed? </text:span><text:span text:style-name="T32"><text:line-break/></text:span><text:span text:style-name="T32">What does @PersistenceContext do? </text:span></text:p>
          </draw:text-box>
        </draw:frame>
        <draw:frame draw:name="Text Placeholder 2" presentation:style-name="pr15" draw:text-style-name="P21" draw:layer="layout" svg:width="25.197cm" svg:height="12.524cm" svg:x="1.2cm" svg:y="7.876cm" presentation:class="outline" presentation:user-transformed="true">
          <draw:text-box>
            <text:list text:style-name="L4">
              <text:list-item>
                <text:p><text:span text:style-name="T59">@PersistenceContext </text:span><text:span text:style-name="T60">will inject EntityManager to Data Access Objects</text:span></text:p>
              </text:list-item>
              <text:list-item>
                <text:p><text:span text:style-name="T60">With </text:span><text:span text:style-name="T59">PersistentContext</text:span><text:span text:style-name="T60">, entities are managed in Spring applications and </text:span><text:span text:style-name="T59">EntityManager</text:span><text:span text:style-name="T60"> controls their lifecycle</text:span></text:p>
              </text:list-item>
              <text:list-item>
                <text:p><text:span text:style-name="T59">@Entity</text:span><text:span text:style-name="T60"> annotation is placed to Java Clas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9cm" svg:height="11.135cm" svg:x="3.074cm" svg:y="2.258cm" draw:page-number="17" presentation:class="page"/>
          <draw:frame draw:name="Notes Placeholder 2" presentation:style-name="pr16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1-Layout7-blank-Blank" presentation:presentation-page-layout-name="AL2T13">
        <office:forms form:automatic-focus="false" form:apply-design-mode="false"/>
        <draw:frame draw:name="Title 1" presentation:style-name="pr14" draw:text-style-name="P17" draw:layer="layout" svg:width="25.197cm" svg:height="4.868cm" svg:x="1.4cm" svg:y="1.186cm" presentation:class="title">
          <draw:text-box>
            <text:p text:style-name="P13"><text:span text:style-name="T32">What are disadvantages or ORM? What are the benefits? </text:span></text:p>
          </draw:text-box>
        </draw:frame>
        <draw:frame draw:name="Text Placeholder 2" presentation:style-name="pr15" draw:text-style-name="P19" draw:layer="layout" svg:width="25.197cm" svg:height="12.524cm" svg:x="0.999cm" svg:y="6cm" presentation:class="outline" presentation:user-transformed="true">
          <draw:text-box>
            <text:list text:style-name="L4">
              <text:list-item>
                <text:p>Advantages are: Writing less code for basic data access operations, Encapsulates vendor specific SQL codes, Reduce development time</text:p>
              </text:list-item>
              <text:list-item>
                <text:p>Disadvantages are: Performance issue, for complex issues ORM frameworks are inadequate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9cm" svg:height="11.135cm" svg:x="3.074cm" svg:y="2.258cm" draw:page-number="18" presentation:class="page"/>
          <draw:frame draw:name="Notes Placeholder 2" presentation:style-name="pr16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1-Layout7-blank-Blank" presentation:presentation-page-layout-name="AL2T13">
        <office:forms form:automatic-focus="false" form:apply-design-mode="false"/>
        <draw:frame draw:name="Title 1" presentation:style-name="pr14" draw:text-style-name="P17" draw:layer="layout" svg:width="25.197cm" svg:height="4.868cm" svg:x="1.4cm" svg:y="1.186cm" presentation:class="title">
          <draw:text-box>
            <text:p text:style-name="P13"><text:span text:style-name="T32">What is an "instant repository"? (hint: recall Spring Data) </text:span></text:p>
          </draw:text-box>
        </draw:frame>
        <draw:frame draw:name="Text Placeholder 2" presentation:style-name="pr15" draw:text-style-name="P19" draw:layer="layout" svg:width="25.197cm" svg:height="12.524cm" svg:x="0.999cm" svg:y="6cm" presentation:class="outline" presentation:user-transformed="true">
          <draw:text-box>
            <text:list text:style-name="L4">
              <text:list-item>
                <text:p><text:span text:style-name="T61">Spring Data Repository provides an abstraction for different persistence data sources by eliminating the amount of code</text:span></text:p>
              </text:list-item>
              <text:list-item>
                <text:p><text:span text:style-name="T61">Example </text:span><text:span text:style-name="T62">CrudRepository</text:span><text:span text:style-name="T63"> </text:span></text:p>
                <text:p/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9cm" svg:height="11.135cm" svg:x="3.074cm" svg:y="2.258cm" draw:page-number="19" presentation:class="page"/>
          <draw:frame draw:name="Notes Placeholder 2" presentation:style-name="pr16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MS PGothic'" style:font-family-generic-complex="modern" style:font-pitch-complex="fixed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solid" draw:fill-color="#ffffff" draw:fill-image-name="bluelinesdark" draw:fill-image-width="0cm" draw:fill-image-height="0cm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solid" draw:fill-color="#ffffff" draw:fill-image-name="bluelinesdark" draw:fill-image-width="0cm" draw:fill-image-height="0cm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3">
      <draw:frame draw:name="Date Placeholder 1" presentation:style-name="Mpr7" draw:text-style-name="MP7" draw:layer="backgroundobjects" svg:width="6.523cm" svg:height="1.448cm" svg:x="1.399cm" svg:y="19.131cm" presentation:class="date-time">
        <draw:text-box>
          <text:p/>
        </draw:text-box>
      </draw:frame>
      <draw:frame draw:name="Footer Placeholder 2" presentation:style-name="Mpr8" draw:text-style-name="MP7" draw:layer="backgroundobjects" svg:width="8.874cm" svg:height="1.448cm" svg:x="9.575cm" svg:y="19.131cm" presentation:class="footer">
        <draw:text-box>
          <text:p/>
        </draw:text-box>
      </draw:frame>
      <draw:frame draw:name="Slide Number Placeholder 3" presentation:style-name="Mpr7" draw:text-style-name="MP7" draw:layer="backgroundobjects" svg:width="6.523cm" svg:height="1.448cm" svg:x="20.074cm" svg:y="19.131cm" presentation:class="page-number">
        <draw:text-box>
          <text:p text:style-name="MP8"><text:span text:style-name="MT2"><text:page-number>&lt;number&gt;</text:page-number></text:span></text:p>
        </draw:text-box>
      </draw:frame>
      <draw:frame presentation:style-name="Master1-Layout7-blank-Blank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Blank-outline1" draw:layer="backgroundobjects" svg:width="25.198cm" svg:height="13.859cm" svg:x="1.399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1-Layout7-blank-Blank-title" draw:layer="backgroundobjects" svg:width="14.849cm" svg:height="11.136cm" svg:x="3.075cm" svg:y="2.257cm" presentation:class="page"/>
        <draw:frame draw:name="Notes Placeholder 2" presentation:style-name="Mpr9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4H59M52S</meta:editing-duration>
    <meta:editing-cycles>241</meta:editing-cycles>
    <meta:generator>OpenOffice/4.1.1$Win32 OpenOffice.org_project/411m6$Build-9775</meta:generator>
    <dc:date>2015-07-05T12:40:14.74</dc:date>
    <meta:document-statistic meta:object-count="119"/>
  </office:meta>
</office:document-meta>
</file>